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1521in"/>
    </style:style>
    <style:style style:name="Table1.B" style:family="table-column">
      <style:table-column-properties style:column-width="1.4507in"/>
    </style:style>
    <style:style style:name="Table1.C" style:family="table-column">
      <style:table-column-properties style:column-width="1.3736in"/>
    </style:style>
    <style:style style:name="Table1.D" style:family="table-column">
      <style:table-column-properties style:column-width="1.5653in"/>
    </style:style>
    <style:style style:name="Table1.E" style:family="table-column">
      <style:table-column-properties style:column-width="1.5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972in"/>
    </style:style>
    <style:style style:name="Table2" style:family="table">
      <style:table-properties style:width="7.0417in" fo:margin-left="0in" table:align="left"/>
    </style:style>
    <style:style style:name="Table2.A" style:family="table-column">
      <style:table-column-properties style:column-width="1.1347in"/>
    </style:style>
    <style:style style:name="Table2.B" style:family="table-column">
      <style:table-column-properties style:column-width="1.4625in"/>
    </style:style>
    <style:style style:name="Table2.C" style:family="table-column">
      <style:table-column-properties style:column-width="1.3736in"/>
    </style:style>
    <style:style style:name="Table2.D" style:family="table-column">
      <style:table-column-properties style:column-width="1.5688in"/>
    </style:style>
    <style:style style:name="Table2.E" style:family="table-column">
      <style:table-column-properties style:column-width="1.5021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0417in" fo:margin-left="0in" table:align="left"/>
    </style:style>
    <style:style style:name="Table3.A" style:family="table-column">
      <style:table-column-properties style:column-width="1.1722in"/>
    </style:style>
    <style:style style:name="Table3.B" style:family="table-column">
      <style:table-column-properties style:column-width="1.425in"/>
    </style:style>
    <style:style style:name="Table3.C" style:family="table-column">
      <style:table-column-properties style:column-width="1.3806in"/>
    </style:style>
    <style:style style:name="Table3.D" style:family="table-column">
      <style:table-column-properties style:column-width="1.5639in"/>
    </style:style>
    <style:style style:name="Table3.E" style:family="table-column">
      <style:table-column-properties style:column-width="1.5in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4" style:family="table-row">
      <style:table-row-properties style:min-row-height="0.3944in"/>
    </style:style>
    <style:style style:name="P1" style:family="paragraph" style:parent-style-name="Standard">
      <style:text-properties fo:font-size="16pt" fo:language="zxx" fo:country="none" officeooo:paragraph-rsid="00076730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fo:font-size="16pt" fo:language="zxx" fo:country="none" officeooo:rsid="0008a200" officeooo:paragraph-rsid="0008a200" style:font-size-asian="16pt" style:language-asian="zxx" style:country-asian="none" style:font-size-complex="1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font-size="16pt" fo:language="zxx" fo:country="none" officeooo:rsid="000049dc" officeooo:paragraph-rsid="00076730" style:font-size-asian="16pt" style:language-asian="zxx" style:country-asian="none" style:font-size-complex="16pt" style:language-complex="zxx" style:country-complex="none"/>
    </style:style>
    <style:style style:name="P4" style:family="paragraph" style:parent-style-name="Text_20_body">
      <style:text-properties fo:font-size="16pt" fo:language="zxx" fo:country="none" officeooo:rsid="000049dc" officeooo:paragraph-rsid="000049dc" style:font-size-asian="16pt" style:language-asian="zxx" style:country-asian="none" style:font-size-complex="16pt" style:language-complex="zxx" style:country-complex="none"/>
    </style:style>
    <style:style style:name="P5" style:family="paragraph" style:parent-style-name="Standard">
      <style:text-properties fo:font-size="16pt" fo:language="zxx" fo:country="none" officeooo:paragraph-rsid="000049dc" style:font-size-asian="16pt" style:language-asian="zxx" style:country-asian="none" style:font-size-complex="16pt" style:language-complex="zxx" style:country-complex="none"/>
    </style:style>
    <style:style style:name="P6" style:family="paragraph" style:parent-style-name="Standard">
      <style:text-properties fo:font-size="16pt" fo:language="zxx" fo:country="none" officeooo:paragraph-rsid="001a4263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16pt" fo:language="zxx" fo:country="none" officeooo:paragraph-rsid="001a4263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a4263" officeooo:paragraph-rsid="001a426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language="zxx" fo:country="none" fo:font-style="italic" style:text-underline-style="none" fo:font-weight="bold" officeooo:rsid="001a4263" officeooo:paragraph-rsid="001a4263" style:font-size-asian="16pt" style:language-asian="zxx" style:country-asian="none" style:font-style-asian="italic" style:font-weight-asian="bold" style:font-size-complex="16pt" style:language-complex="zxx" style:country-complex="none" style:font-style-complex="italic" style:font-weight-complex="bold"/>
    </style:style>
    <style:style style:name="P10" style:family="paragraph" style:parent-style-name="Standard">
      <style:text-properties fo:font-size="16pt" fo:language="zxx" fo:country="none" fo:font-style="normal" style:text-underline-style="solid" style:text-underline-width="auto" style:text-underline-color="font-color" officeooo:rsid="001a4263" officeooo:paragraph-rsid="001a4263" style:font-size-asian="16pt" style:language-asian="zxx" style:country-asian="none" style:font-style-asian="normal" style:font-size-complex="16pt" style:language-complex="zxx" style:country-complex="none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6pt" fo:language="zxx" fo:country="none" officeooo:rsid="000049dc" officeooo:paragraph-rsid="000049dc" style:font-size-asian="16pt" style:language-asian="zxx" style:country-asian="none" style:font-size-complex="16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font-size="16pt" fo:language="zxx" fo:country="none" officeooo:rsid="000049dc" officeooo:paragraph-rsid="001a4263" style:font-size-asian="16pt" style:language-asian="zxx" style:country-asian="none" style:font-size-complex="16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font-size="16pt" fo:language="zxx" fo:country="none" officeooo:rsid="000049dc" officeooo:paragraph-rsid="00076730" style:font-size-asian="16pt" style:language-asian="zxx" style:country-asian="none" style:font-size-complex="16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font-size="16pt" fo:language="zxx" fo:country="none" officeooo:rsid="001a4263" officeooo:paragraph-rsid="001a4263" style:font-size-asian="16pt" style:language-asian="zxx" style:country-asian="none" style:font-size-complex="16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font-size="16pt" fo:language="zxx" fo:country="none" fo:font-weight="bold" officeooo:rsid="000049dc" officeooo:paragraph-rsid="000049dc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language="zxx" fo:country="none" fo:font-weight="bold" officeooo:rsid="000049dc" officeooo:paragraph-rsid="001a426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6pt" fo:language="zxx" fo:country="none" fo:font-weight="bold" officeooo:rsid="000049dc" officeooo:paragraph-rsid="00076730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6pt" fo:language="zxx" fo:country="none" fo:font-weight="bold" officeooo:rsid="001a4263" officeooo:paragraph-rsid="001a426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9" style:family="paragraph" style:parent-style-name="Text_20_body" style:list-style-name="L1">
      <style:text-properties fo:font-size="16pt" fo:language="zxx" fo:country="none" officeooo:rsid="000049dc" officeooo:paragraph-rsid="000049dc" style:font-size-asian="16pt" style:language-asian="zxx" style:country-asian="none" style:font-size-complex="16pt" style:language-complex="zxx" style:country-complex="none"/>
    </style:style>
    <style:style style:name="T1" style:family="text">
      <style:text-properties style:text-position="super 58%"/>
    </style:style>
    <style:style style:name="T2" style:family="text">
      <style:text-properties officeooo:rsid="000767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4263" style:font-weight-asian="bold" style:font-weight-complex="bold"/>
    </style:style>
    <style:style style:name="T5" style:family="text">
      <style:text-properties officeooo:rsid="001a426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Описание величин</text:span>:</text:p>
      <text:list text:style-name="L1">
        <text:list-item>
          <text:p text:style-name="P19">m – число разбиений по осям Ox, Oy</text:p>
        </text:list-item>
        <text:list-item>
          <text:p text:style-name="P19">h = 1/m – шаг разбиения по пространству</text:p>
        </text:list-item>
        <text:list-item>
          <text:p text:style-name="P19">Nt – количество временных слоёв</text:p>
        </text:list-item>
        <text:list-item>
          <text:p text:style-name="P19">dt – ша между временными слоями</text:p>
        </text:list-item>
        <text:list-item>
          <text:p text:style-name="P19">eps – критерий окочания итерационного решения СЛАУ</text:p>
        </text:list-item>
      </text:list>
      <text:p text:style-name="P10">Значение переменной окружения OMP_WAIT_POLICY="passive"</text:p>
      <text:p text:style-name="P10"/>
      <text:p text:style-name="P9">Результаты тестирования скорости выполнения программ на разных сетках</text:p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2"><text:bookmark-start text:name="__DdeLink__1_1084058042"/>Параметры сетки: m = 50, Nt = <text:span text:style-name="T5">1</text:span>0000, eps = 1 * 10<text:span text:style-name="T1">-10</text:span><text:bookmark-end text:name="__DdeLink__1_1084058042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">Количество потоков</text:p>
          </table:table-cell>
          <table:table-cell table:style-name="Table3.A2" office:value-type="string">
            <text:p text:style-name="P12">Среднее время выполнения</text:p>
            <text:p text:style-name="P14">(программа <text:span text:style-name="T3">parallel_for</text:span>)</text:p>
          </table:table-cell>
          <table:table-cell table:style-name="Table3.A2" office:value-type="string">
            <text:p text:style-name="P12">Ускорение</text:p>
            <text:p text:style-name="P14">(программа <text:span text:style-name="T3">parallel_for</text:span>)</text:p>
          </table:table-cell>
          <table:table-cell table:style-name="Table3.A2" office:value-type="string">
            <text:p text:style-name="P12">Среднее время выполнения</text:p>
            <text:p text:style-name="P14">(программа <text:span text:style-name="T3">parallel_tasks</text:span>)</text:p>
          </table:table-cell>
          <table:table-cell table:style-name="Table3.E2" office:value-type="string">
            <text:p text:style-name="P12">Ускорение</text:p>
            <text:p text:style-name="P14">(программа <text:span text:style-name="T3">parallel_tasks</text:span>)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7">9.<text:span text:style-name="T5">2</text:span></text:p>
          </table:table-cell>
          <table:table-cell table:style-name="Table3.A2" office:value-type="string">
            <text:p text:style-name="P8">1.0</text:p>
          </table:table-cell>
          <table:table-cell table:style-name="Table3.A2" office:value-type="string">
            <text:p text:style-name="P7">8.<text:span text:style-name="T5">0</text:span></text:p>
          </table:table-cell>
          <table:table-cell table:style-name="Table3.E2" office:value-type="string">
            <text:p text:style-name="P16">1.0</text:p>
          </table:table-cell>
        </table:table-row>
        <table:table-row table:style-name="Table3.4"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7">10.<text:span text:style-name="T5">9</text:span></text:p>
          </table:table-cell>
          <table:table-cell table:style-name="Table3.A2" office:value-type="string">
            <text:p text:style-name="P8">0.84</text:p>
          </table:table-cell>
          <table:table-cell table:style-name="Table3.A2" office:value-type="string">
            <text:p text:style-name="P7">11.<text:span text:style-name="T5">6</text:span></text:p>
          </table:table-cell>
          <table:table-cell table:style-name="Table3.E2" office:value-type="string">
            <text:p text:style-name="P18">0.69</text:p>
          </table:table-cell>
        </table:table-row>
        <table:table-row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7">15.<text:span text:style-name="T5">6</text:span></text:p>
          </table:table-cell>
          <table:table-cell table:style-name="Table3.A2" office:value-type="string">
            <text:p text:style-name="P8">0.59</text:p>
          </table:table-cell>
          <table:table-cell table:style-name="Table3.A2" office:value-type="string">
            <text:p text:style-name="P7">15.<text:span text:style-name="T5">3</text:span></text:p>
          </table:table-cell>
          <table:table-cell table:style-name="Table3.E2" office:value-type="string">
            <text:p text:style-name="P18">0.52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1">Параметры сетки: m = 100, Nt = <text:span text:style-name="T5">1</text:span>0000, eps = 1 * 10<text:span text:style-name="T1">-1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Количество потоков</text:p>
          </table:table-cell>
          <table:table-cell table:style-name="Table2.A2" office:value-type="string">
            <text:p text:style-name="P11"><text:bookmark-start text:name="__DdeLink__831_3024999847"/>Среднее время выполнения</text:p>
            <text:p text:style-name="P14">(программа <text:span text:style-name="T3">parallel_for</text:span>)<text:bookmark-end text:name="__DdeLink__831_3024999847"/></text:p>
          </table:table-cell>
          <table:table-cell table:style-name="Table2.A2" office:value-type="string">
            <text:p text:style-name="P12"><text:bookmark-start text:name="__DdeLink__837_3024999847"/>Ускорение</text:p>
            <text:p text:style-name="P14">(программа <text:span text:style-name="T3">parallel_for</text:span>)<text:bookmark-end text:name="__DdeLink__837_3024999847"/></text:p>
          </table:table-cell>
          <table:table-cell table:style-name="Table2.A2" office:value-type="string">
            <text:p text:style-name="P11"><text:bookmark-start text:name="__DdeLink__829_3024999847"/>Среднее время выполнения</text:p>
            <text:p text:style-name="P14">(программа <text:span text:style-name="T3">parallel_tasks</text:span>)<text:bookmark-end text:name="__DdeLink__829_3024999847"/></text:p>
          </table:table-cell>
          <table:table-cell table:style-name="Table2.E2" office:value-type="string">
            <text:p text:style-name="P12">Ускорение</text:p>
            <text:p text:style-name="P14"><text:bookmark-start text:name="__DdeLink__835_3024999847"/>(программа <text:span text:style-name="T3">parallel_tasks</text:span>)<text:bookmark-end text:name="__DdeLink__835_3024999847"/></text:p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7">103.5</text:p>
          </table:table-cell>
          <table:table-cell table:style-name="Table2.A2" office:value-type="string">
            <text:p text:style-name="P8">1.0</text:p>
          </table:table-cell>
          <table:table-cell table:style-name="Table2.A2" office:value-type="string">
            <text:p text:style-name="P7">102.<text:span text:style-name="T5">7</text:span> </text:p>
          </table:table-cell>
          <table:table-cell table:style-name="Table2.E2" office:value-type="string">
            <text:p text:style-name="P15">1.0</text:p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7">85.0</text:p>
          </table:table-cell>
          <table:table-cell table:style-name="Table2.A2" office:value-type="string">
            <text:p text:style-name="P8">1.22</text:p>
          </table:table-cell>
          <table:table-cell table:style-name="Table2.A2" office:value-type="string">
            <text:p text:style-name="P7">89.0</text:p>
          </table:table-cell>
          <table:table-cell table:style-name="Table2.E2" office:value-type="string">
            <text:p text:style-name="P18">1.15</text:p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7">78.5</text:p>
          </table:table-cell>
          <table:table-cell table:style-name="Table2.A2" office:value-type="string">
            <text:p text:style-name="P8">1.31</text:p>
          </table:table-cell>
          <table:table-cell table:style-name="Table2.A2" office:value-type="string">
            <text:p text:style-name="P7">78.8</text:p>
          </table:table-cell>
          <table:table-cell table:style-name="Table2.E2" office:value-type="string">
            <text:p text:style-name="P18">1.31</text:p>
          </table:table-cell>
        </table:table-row>
      </table:table>
      <text:p text:style-name="P5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3">Параметры сетки: m = <text:span text:style-name="T2">2</text:span>00, Nt = <text:span text:style-name="T5">1</text:span>0000, eps = 1 * 10<text:span text:style-name="T1">-1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Количество потоков</text:p>
          </table:table-cell>
          <table:table-cell table:style-name="Table1.A2" office:value-type="string">
            <text:p text:style-name="P12">Среднее время выполнения</text:p>
            <text:p text:style-name="P14">(программа <text:span text:style-name="T3">parallel_for</text:span>)</text:p>
          </table:table-cell>
          <table:table-cell table:style-name="Table1.A2" office:value-type="string">
            <text:p text:style-name="P3">Ускорение</text:p>
            <text:p text:style-name="P14">(программа <text:span text:style-name="T3">parallel_for</text:span>)</text:p>
          </table:table-cell>
          <table:table-cell table:style-name="Table1.A2" office:value-type="string">
            <text:p text:style-name="P12">Среднее время выполнения</text:p>
            <text:p text:style-name="P14"><text:bookmark-start text:name="__DdeLink__833_3024999847"/>(программа <text:span text:style-name="T3">parallel_tasks</text:span>)<text:bookmark-end text:name="__DdeLink__833_3024999847"/></text:p>
          </table:table-cell>
          <table:table-cell table:style-name="Table1.E2" office:value-type="string">
            <text:p text:style-name="P12">Ускорение</text:p>
            <text:p text:style-name="P12"><text:span text:style-name="T5">(программа </text:span><text:span text:style-name="T4">parallel_tasks</text:span><text:span text:style-name="T5">)</text:span>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7">1472.4 </text:p>
          </table:table-cell>
          <table:table-cell table:style-name="Table1.A2" office:value-type="string">
            <text:p text:style-name="P8">1.0</text:p>
          </table:table-cell>
          <table:table-cell table:style-name="Table1.A2" office:value-type="string">
            <text:p text:style-name="P7">1472.<text:span text:style-name="T5">6</text:span></text:p>
          </table:table-cell>
          <table:table-cell table:style-name="Table1.E2" office:value-type="string">
            <text:p text:style-name="P17">1.0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7">1061.0</text:p>
          </table:table-cell>
          <table:table-cell table:style-name="Table1.A2" office:value-type="string">
            <text:p text:style-name="P8">1.39</text:p>
          </table:table-cell>
          <table:table-cell table:style-name="Table1.A2" office:value-type="string">
            <text:p text:style-name="P7">1091.5</text:p>
          </table:table-cell>
          <table:table-cell table:style-name="Table1.E2" office:value-type="string">
            <text:p text:style-name="P18">1.35</text:p>
          </table:table-cell>
        </table:table-row>
        <table:table-row table:style-name="Table1.5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7">765.<text:span text:style-name="T5">2</text:span></text:p>
          </table:table-cell>
          <table:table-cell table:style-name="Table1.A2" office:value-type="string">
            <text:p text:style-name="P8">1.92</text:p>
          </table:table-cell>
          <table:table-cell table:style-name="Table1.A2" office:value-type="string">
            <text:p text:style-name="P7">759.9</text:p>
          </table:table-cell>
          <table:table-cell table:style-name="Table1.E2" office:value-type="string">
            <text:p text:style-name="P18">1.94</text:p>
          </table:table-cell>
        </table:table-row>
      </table:table>
      <text:p text:style-name="P6"/>
      <text:p text:style-name="P2"/>
      <text:p text:style-name="P10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20:45:24.449406451</meta:creation-date>
    <dc:date>2023-12-28T18:00:38.723429378</dc:date>
    <meta:editing-duration>PT18H25M21S</meta:editing-duration>
    <meta:editing-cycles>17</meta:editing-cycles>
    <meta:generator>LibreOffice/7.4.7.2$Linux_X86_64 LibreOffice_project/40$Build-2</meta:generator>
    <meta:document-statistic meta:table-count="3" meta:image-count="0" meta:object-count="0" meta:page-count="2" meta:paragraph-count="83" meta:word-count="186" meta:character-count="1200" meta:non-whitespace-character-count="1095"/>
  </office:meta>
</office:document-meta>
</file>